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style:text-line-through-style="solid" style:text-line-through-type="single" style:font-name="Ubuntu" fo:font-size="12pt" officeooo:rsid="000e546a" officeooo:paragraph-rsid="000e546a" style:font-size-asian="12pt" style:font-size-complex="12pt"/>
    </style:style>
    <style:style style:name="P2" style:family="paragraph" style:parent-style-name="Preformatted_20_Text" style:list-style-name="L1">
      <style:text-properties style:font-name="Ubuntu" fo:font-size="12pt" officeooo:rsid="0011fbe2" officeooo:paragraph-rsid="0011fbe2" style:font-size-asian="12pt" style:font-size-complex="12pt"/>
    </style:style>
    <style:style style:name="P3" style:family="paragraph" style:parent-style-name="Preformatted_20_Text" style:list-style-name="L1">
      <style:text-properties style:font-name="Ubuntu" fo:font-size="12pt" officeooo:rsid="000c2dc6" officeooo:paragraph-rsid="000db4c9" style:font-size-asian="12pt" style:font-size-complex="12pt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Ubuntu" fo:font-size="12pt" officeooo:rsid="000c2dc6" officeooo:paragraph-rsid="000db4c9" style:font-size-asian="12pt" style:font-size-complex="12pt"/>
    </style:style>
    <style:style style:name="P5" style:family="paragraph" style:parent-style-name="Preformatted_20_Text" style:list-style-name="L1">
      <style:text-properties style:font-name="Ubuntu" fo:font-size="12pt" officeooo:paragraph-rsid="000db4c9" style:font-size-asian="12pt" style:font-size-complex="12pt"/>
    </style:style>
    <style:style style:name="T1" style:family="text">
      <style:text-properties style:font-name="Ubuntu" officeooo:rsid="000c2dc6"/>
    </style:style>
    <style:style style:name="T2" style:family="text">
      <style:text-properties style:font-name="Ubuntu" officeooo:rsid="000db4c9"/>
    </style:style>
    <style:style style:name="T3" style:family="text">
      <style:text-properties style:text-line-through-style="solid" style:text-line-through-type="singl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024341497806446" text:style-name="L1">
        <text:list-item>
          <text:p text:style-name="P4"><text:span text:style-name="T3">Create Save in toolbar</text:span></text:p>
        </text:list-item>
        <text:list-item>
          <text:p text:style-name="P1">Add TransactionId to DTO</text:p>
        </text:list-item>
        <text:list-item>
          <text:p text:style-name="P2">Update Project Structure to UML Diagram</text:p>
        </text:list-item>
        <text:list-item>
          <text:p text:style-name="P3">Make table editable </text:p>
        </text:list-item>
        <text:list-item>
          <text:p text:style-name="P5"><text:span text:style-name="T2">Make table save</text:span><text:span text:style-name="T1">able</text:span></text:p>
        </text:list-item>
        <text:list-item>
          <text:p text:style-name="P5"><text:span text:style-name="T1">Allow user to add and remove entries from the table</text:span><text:span text:style-name="T2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9-16T11:56:02.990618783</dc:date>
    <meta:editing-duration>PT31M14S</meta:editing-duration>
    <meta:editing-cycles>7</meta:editing-cycles>
    <meta:document-statistic meta:table-count="0" meta:image-count="0" meta:object-count="0" meta:page-count="1" meta:paragraph-count="6" meta:word-count="36" meta:character-count="188" meta:non-whitespace-character-count="162"/>
  </office:meta>
</office:document-meta>
</file>